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35" svg:font-family="F35"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1" svg:font-family="Calibri" style:font-pitch="variable"/>
    <style:font-face style:name="Cambria1" svg:font-family="Cambria"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896in" fo:margin-left="2.6549in" table:align="left" style:writing-mode="lr-tb"/>
    </style:style>
    <style:style style:name="Table1.A" style:family="table-column">
      <style:table-column-properties style:column-width="1.089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4.2556in" table:align="center" style:writing-mode="lr-tb"/>
    </style:style>
    <style:style style:name="Table2.A" style:family="table-column">
      <style:table-column-properties style:column-width="1.0215in"/>
    </style:style>
    <style:style style:name="Table2.B" style:family="table-column">
      <style:table-column-properties style:column-width="2.0174in"/>
    </style:style>
    <style:style style:name="Table2.C" style:family="table-column">
      <style:table-column-properties style:column-width="1.2167in"/>
    </style:style>
    <style:style style:name="Table2.1" style:family="table-row">
      <style:table-row-properties style:min-row-height="0.1965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C2" style:family="table-cell">
      <style:table-cell-properties style:vertical-align="top" fo:padding-left="0.075in" fo:padding-right="0.075in" fo:padding-top="0in" fo:padding-bottom="0in" fo:border-left="none" fo:border-right="0.5pt solid #000000" fo:border-top="0.5pt solid #000000" fo:border-bottom="0.5pt solid #000000" style:writing-mode="lr-tb"/>
    </style:style>
    <style:style style:name="Table5" style:family="table">
      <style:table-properties style:width="6.7708in" fo:margin-left="0in" table:align="left" style:writing-mode="lr-tb"/>
    </style:style>
    <style:style style:name="Table5.A" style:family="table-column">
      <style:table-column-properties style:column-width="1.45in"/>
    </style:style>
    <style:style style:name="Table5.B" style:family="table-column">
      <style:table-column-properties style:column-width="3.2056in"/>
    </style:style>
    <style:style style:name="Table5.C" style:family="table-column">
      <style:table-column-properties style:column-width="2.115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style>
    <style:style style:name="P3" style:family="paragraph" style:parent-style-name="Standard">
      <style:paragraph-properties fo:text-align="justify" style:justify-single-word="false"/>
    </style:style>
    <style:style style:name="P4" style:family="paragraph" style:parent-style-name="Standard">
      <style:text-properties fo:font-style="normal" fo:font-weight="normal"/>
    </style:style>
    <style:style style:name="P5" style:family="paragraph" style:parent-style-name="Standard">
      <style:paragraph-properties fo:text-align="justify" style:justify-single-word="false"/>
      <style:text-properties style:text-position="0% 100%" style:font-name="Calibri" fo:font-style="normal" fo:font-weight="normal" style:font-name-asian="Calibri" style:font-name-complex="Times New Roman"/>
    </style:style>
    <style:style style:name="P6" style:family="paragraph" style:parent-style-name="Standard">
      <style:text-properties style:font-name="Cambria1" fo:font-size="12pt" style:font-size-asian="12pt" style:font-name-complex="F35" style:font-size-complex="12pt"/>
    </style:style>
    <style:style style:name="P7" style:family="paragraph" style:parent-style-name="Standard">
      <style:paragraph-properties fo:margin-top="0in" fo:margin-bottom="0in" fo:line-height="100%"/>
      <style:text-properties fo:font-size="12pt" style:font-size-asian="12pt"/>
    </style:style>
    <style:style style:name="P8" style:family="paragraph" style:parent-style-name="Standard">
      <style:paragraph-properties fo:margin-top="0in" fo:margin-bottom="0in" fo:line-height="100%" style:snap-to-layout-grid="false"/>
      <style:text-properties fo:font-size="12pt" style:font-size-asian="12pt"/>
    </style:style>
    <style:style style:name="P9" style:family="paragraph" style:parent-style-name="Standard">
      <style:paragraph-properties fo:margin-top="0in" fo:margin-bottom="0in" fo:line-height="100%" fo:text-align="center" style:justify-single-word="false" style:text-autospace="none"/>
    </style:style>
    <style:style style:name="P10" style:family="paragraph" style:parent-style-name="Standard">
      <style:paragraph-properties fo:margin-top="0in" fo:margin-bottom="0in" fo:line-height="100%" style:text-autospace="none"/>
      <style:text-properties style:font-name="Cambria1" fo:font-size="12pt" style:font-size-asian="12pt" style:font-name-complex="F35" style:font-size-complex="12pt"/>
    </style:style>
    <style:style style:name="P11" style:family="paragraph" style:parent-style-name="Standard">
      <style:paragraph-properties fo:margin-top="0in" fo:margin-bottom="0in" fo:text-align="center" style:justify-single-word="false"/>
      <style:text-properties style:font-name="Cambria1" fo:font-size="12pt" style:font-size-asian="12pt" style:font-name-complex="Calibri1" style:font-size-complex="12pt"/>
    </style:style>
    <style:style style:name="P12" style:family="paragraph" style:parent-style-name="Standard">
      <style:paragraph-properties fo:margin-top="0in" fo:margin-bottom="0in" fo:line-height="100%" fo:text-align="center" style:justify-single-word="false" style:snap-to-layout-grid="false"/>
      <style:text-properties style:font-name="Cambria1" fo:font-size="24pt" fo:background-color="#ffff00" style:font-size-asian="24pt" style:font-name-complex="Calibri1" style:font-size-complex="12pt"/>
    </style:style>
    <style:style style:name="P13" style:family="paragraph" style:parent-style-name="Text_20_body">
      <style:paragraph-properties fo:text-align="justify" style:justify-single-word="false"/>
    </style:style>
    <style:style style:name="P14" style:family="paragraph" style:parent-style-name="Standard">
      <style:paragraph-properties fo:margin-top="0in" fo:margin-bottom="0.0835in" fo:text-align="center" style:justify-single-word="false"/>
    </style:style>
    <style:style style:name="P15" style:family="paragraph" style:parent-style-name="Standard" style:master-page-name="Index">
      <style:paragraph-properties fo:margin-top="0in" fo:margin-bottom="0in" fo:line-height="100%" style:page-number="auto" style:text-autospace="none"/>
      <style:text-properties style:font-name="Cambria1" fo:font-size="12pt" style:font-size-asian="12pt" style:font-name-complex="F35" style:font-size-complex="12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writing-mode="lr-tb"/>
    </style:style>
    <style:style style:name="P18" style:family="paragraph" style:parent-style-name="Table_20_Contents">
      <style:paragraph-properties fo:text-align="start" style:justify-single-word="false"/>
    </style:style>
    <style:style style:name="P19" style:family="paragraph" style:parent-style-name="Contents_20_2">
      <style:paragraph-properties>
        <style:tab-stops>
          <style:tab-stop style:position="6.6929in" style:type="right" style:leader-style="dotted" style:leader-text="."/>
        </style:tab-stops>
      </style:paragraph-properties>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Heading_20_1" style:list-style-name="">
      <style:paragraph-properties fo:line-height="115%" fo:orphans="2" fo:widows="2"/>
    </style:style>
    <style:style style:name="P22" style:family="paragraph" style:parent-style-name="Heading_20_1">
      <style:paragraph-properties fo:break-before="page"/>
    </style:style>
    <style:style style:name="P23" style:family="paragraph" style:parent-style-name="Heading_20_1" style:master-page-name="Standard">
      <style:paragraph-properties style:page-number="1"/>
    </style:style>
    <style:style style:name="T1" style:family="text">
      <style:text-properties style:text-position="0% 100%"/>
    </style:style>
    <style:style style:name="T2" style:family="text">
      <style:text-properties style:font-name="Cambria1" fo:font-size="14pt" fo:font-weight="bold" style:font-size-asian="14pt" style:font-weight-asian="bold" style:font-name-complex="F35" style:font-size-complex="12pt"/>
    </style:style>
    <style:style style:name="T3" style:family="text">
      <style:text-properties style:font-name="Cambria1" fo:font-size="14pt" fo:language="en" fo:country="US" fo:font-weight="bold" style:font-size-asian="14pt" style:font-weight-asian="bold" style:font-name-complex="F35" style:font-size-complex="12pt" style:font-weight-complex="bold"/>
    </style:style>
    <style:style style:name="T4" style:family="text">
      <style:text-properties fo:font-style="italic" style:font-style-asian="italic" style:font-style-complex="italic"/>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MEÅ UNIVERSITET</text:p>
      <text:p text:style-name="P10">Institutionen för Datavetenskap</text:p>
      <text:p text:style-name="P6">Rapport obligatorisk uppgift</text:p>
      <text:p text:style-name="P14"><text:span text:style-name="T2">DV2: </text:span><text:span text:style-name="T3">Algoritmer och problemlösning</text:span><text:span text:style-name="T2"> 7.5 p, 5DV161</text:span></text:p>
      <text:p text:style-name="P11">Obligatorisk uppgift nr </text:p>
      <table:table table:name="Table1" table:style-name="Table1">
        <table:table-column table:style-name="Table1.A"/>
        <table:table-row table:style-name="Table1.1">
          <table:table-cell table:style-name="Table1.A1" office:value-type="string">
            <text:p text:style-name="P12">2</text:p>
          </table:table-cell>
        </table:table-row>
      </table:table>
      <text:p text:style-name="P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Namn <text:s/></text:p>
          </table:table-cell>
          <table:table-cell table:style-name="Table2.B1" table:number-columns-spanned="2" office:value-type="string">
            <text:p text:style-name="P8"/>
          </table:table-cell>
          <table:covered-table-cell/>
        </table:table-row>
        <table:table-row table:style-name="Table2.1">
          <table:table-cell table:style-name="Table2.A1" office:value-type="string">
            <text:p text:style-name="P7">E-post</text:p>
          </table:table-cell>
          <table:table-cell table:style-name="Table2.A1" office:value-type="string">
            <text:p text:style-name="P8"/>
          </table:table-cell>
          <table:table-cell table:style-name="Table2.C2" office:value-type="string">
            <text:p text:style-name="P7">@cs.umu.se</text:p>
          </table:table-cell>
        </table:table-row>
        <table:table-row table:style-name="Table2.1">
          <table:table-cell table:style-name="Table2.A1" office:value-type="string">
            <text:p text:style-name="P7">Datum</text:p>
          </table:table-cell>
          <table:table-cell table:style-name="Table2.B1" table:number-columns-spanned="2" office:value-type="string">
            <text:p text:style-name="P8"/>
          </table:table-cell>
          <table:covered-table-cell/>
        </table:table-row>
      </table:table>
      <text:p text:style-name="P9"/>
      <text:table-of-content text:style-name="Sect1" text:protected="true" text:name="Table of Contents1">
        <text:table-of-content-source text:outline-level="10">
          <text:index-title-template text:style-name="Heading_20_1">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22" text:outline-level="1">Innehållsförteckning</text:h>
          </text:index-title>
          <text:p text:style-name="P20"><text:a xlink:type="simple" xlink:href="#__RefHeading__180_1684906763" text:style-name="Index_20_Link" text:visited-style-name="Index_20_Link">1 Inledning<text:tab/>1</text:a></text:p>
          <text:p text:style-name="P20"><text:a xlink:type="simple" xlink:href="#__RefHeading__182_1684906763" text:style-name="Index_20_Link" text:visited-style-name="Index_20_Link">2 Teori<text:tab/>1</text:a></text:p>
          <text:p text:style-name="P20"><text:a xlink:type="simple" xlink:href="#__RefHeading__184_1684906763" text:style-name="Index_20_Link" text:visited-style-name="Index_20_Link">3 Datatyper<text:tab/>1</text:a></text:p>
          <text:p text:style-name="P19"><text:a xlink:type="simple" xlink:href="#__RefHeading__385_578768390" text:style-name="Index_20_Link" text:visited-style-name="Index_20_Link">3.1 Huffmanträd<text:tab/>1</text:a></text:p>
          <text:p text:style-name="P20"><text:a xlink:type="simple" xlink:href="#__RefHeading__616_578768390" text:style-name="Index_20_Link" text:visited-style-name="Index_20_Link">3.2 Bitset<text:tab/>3</text:a></text:p>
          <text:p text:style-name="P20"><text:a xlink:type="simple" xlink:href="#__RefHeading__186_1684906763" text:style-name="Index_20_Link" text:visited-style-name="Index_20_Link">4 Systembeskrivning<text:tab/>3</text:a></text:p>
          <text:p text:style-name="P20"><text:a xlink:type="simple" xlink:href="#__RefHeading__543_578768390" text:style-name="Index_20_Link" text:visited-style-name="Index_20_Link">4.1 Korrekt uppstart<text:tab/>3</text:a></text:p>
          <text:p text:style-name="P20"><text:a xlink:type="simple" xlink:href="#__RefHeading__387_578768390" text:style-name="Index_20_Link" text:visited-style-name="Index_20_Link">4.2 Frekvensanalys<text:tab/>4</text:a></text:p>
          <text:p text:style-name="P20"><text:a xlink:type="simple" xlink:href="#__RefHeading__389_578768390" text:style-name="Index_20_Link" text:visited-style-name="Index_20_Link">4.3 Bygga ett huffmanträd<text:tab/>4</text:a></text:p>
          <text:p text:style-name="P20"><text:a xlink:type="simple" xlink:href="#__RefHeading__545_578768390" text:style-name="Index_20_Link" text:visited-style-name="Index_20_Link">4.4 Kodning<text:tab/>5</text:a></text:p>
          <text:p text:style-name="P20"><text:a xlink:type="simple" xlink:href="#__RefHeading__547_578768390" text:style-name="Index_20_Link" text:visited-style-name="Index_20_Link">4.4.1 Göra tabell från ett huffmanträd<text:tab/>5</text:a></text:p>
          <text:p text:style-name="P20"><text:a xlink:type="simple" xlink:href="#__RefHeading__549_578768390" text:style-name="Index_20_Link" text:visited-style-name="Index_20_Link">4.4.2 Koda filen<text:tab/>5</text:a></text:p>
          <text:p text:style-name="P20"><text:a xlink:type="simple" xlink:href="#__RefHeading__551_578768390" text:style-name="Index_20_Link" text:visited-style-name="Index_20_Link">4.5 Avkodning<text:tab/>6</text:a></text:p>
          <text:p text:style-name="P20"><text:a xlink:type="simple" xlink:href="#__RefHeading__553_578768390" text:style-name="Index_20_Link" text:visited-style-name="Index_20_Link">4.5.1 Läs in den kodade filen<text:tab/>6</text:a></text:p>
          <text:p text:style-name="P20"><text:a xlink:type="simple" xlink:href="#__RefHeading__555_578768390" text:style-name="Index_20_Link" text:visited-style-name="Index_20_Link">4.5.2 Avkoda med huffmanträd<text:tab/>6</text:a></text:p>
          <text:p text:style-name="P20"><text:a xlink:type="simple" xlink:href="#__RefHeading__557_578768390" text:style-name="Index_20_Link" text:visited-style-name="Index_20_Link">4.6 Relevanta felmeddelanden<text:tab/>6</text:a></text:p>
          <text:p text:style-name="P20"><text:a xlink:type="simple" xlink:href="#__RefHeading__1178_1684906763" text:style-name="Index_20_Link" text:visited-style-name="Index_20_Link">5 Reflektioner<text:tab/>6</text:a></text:p>
          <text:p text:style-name="P20"><text:a xlink:type="simple" xlink:href="#__RefHeading__618_578768390" text:style-name="Index_20_Link" text:visited-style-name="Index_20_Link">6 Arbetsuppdelning<text:tab/>7</text:a></text:p>
          <text:p text:style-name="P20"><text:a xlink:type="simple" xlink:href="#__RefHeading__1180_1684906763" text:style-name="Index_20_Link" text:visited-style-name="Index_20_Link">7 <text:s/>Referenser<text:tab/>8</text:a></text:p>
        </text:index-body>
      </text:table-of-content>
      <text:p text:style-name="P1"/>
      <text:h text:style-name="P23" text:outline-level="1"><text:bookmark-start text:name="__RefHeading__180_1684906763"/>1 Inledning<text:bookmark-end text:name="__RefHeading__180_1684906763"/></text:h>
      <text:p text:style-name="P13">Uppgiften går ut på att skriva ett program som läser in en textfil, gör en frekvensanalys på den och sedan använder resultatet för att med huffmankodning antingen komprimera en textfil eller avkoda en komprimerad textfil. För att avkodningen ska fungera måste filen som frekvensanalysen görs på vara samma som användes för att komprimera filen.</text:p>
      <text:h text:style-name="Heading_20_1" text:outline-level="1"><text:bookmark-start text:name="__RefHeading__182_1684906763"/>2 Teori<text:bookmark-end text:name="__RefHeading__182_1684906763"/></text:h>
      <text:p text:style-name="P13">Huffmankodning är en algoritm för komprimering av data som lagrar de symboler som ska lagras med varierad längd, till skillnad från datatypen för texttecken (char) i programspråket c som alltid lagras med 8 bitar. När man kodar något med huffmankodning så gör man en frekvensanalys och lagrar sedan de symboler som används oftast med färre bitar och de som används sällan med fler. Detta leder till att den totala mängden data som behövs för att representera till exempel en text kan minskas avsevärt. </text:p>
      <text:p text:style-name="P13">För att komma fram till hur en text ska kodas så görs först en frekvensanalys som ser hur många gånger varje tecken används, sedan så skapas en mängd binära träd som bara består av en nod där varje nod har ett teckenvärde och en vikt som är tecknets frekvens. Sedan så sätts de två träd som har minst vikt ihop under en rot som saknar tecken och har summan av delträdens vikt som vikt, ända tills det bara finns ett träd kvar. Det resulterande trädet blir då ett binärt träd där endast löven har tecken och där vägen från roten ner till varje löv ger bitkodningen för tecknet som lagrats i det lövet. Till exempel så kan man säga att höger barn ger en etta och vänster barn ger en nolla. Om man då för att hitta bokstaven A måste stega från roten höger-&gt;höger-&gt;vänster, så skulle motsvarande bitkod bli 110. Detta garanterar att de tecken som används oftast lagras med minst antal bitar.</text:p>
      <text:h text:style-name="Heading_20_1" text:outline-level="1"><text:bookmark-start text:name="__RefHeading__184_1684906763"/><text:span text:style-name="T1">3 Datatyper</text:span><text:bookmark-end text:name="__RefHeading__184_1684906763"/></text:h>
      <text:h text:style-name="Heading_20_2" text:outline-level="2"><text:bookmark-start text:name="__RefHeading__385_578768390"/><text:span text:style-name="T1">3.1 Huffmanträd</text:span><text:bookmark-end text:name="__RefHeading__385_578768390"/></text:h>
      <text:p text:style-name="P13">För att skapa vårt kodade huffmanträd så har vi utgått från datatypen ”Oriktat binärt träd” (tree_3cell) av Johan Eliasson som finns att tillgå på kurshemsidan till för kursen DV2: Algoritmer och problemlösning (DV161VT15). Vi har modifierat datatypen så att den ska passa för huffmankodning genom att utöka värdena som varje nod kan ha till två (character och weight istället för bara value). Vi har också tagit bort funktioner som man inte ska kunna använda sig av, till exempel så kan man inte manuellt sätta in en nod eftersom det skulle förstöra ett kodat träd, och lagt till en funktion för att kunna skapa ett nytt träd genom att sätta ihop två träd och en funktion för att bygga ett färdigkodat huffmanträd från en <text:soft-page-break/>array av pekare till träd bestående av endast rotnoder. Namnen på operationerna, förutom Merge och Build, är tagna från definitionen av binärt träd i boken ”Datatyper och algoritmer” (Janlert och Wiberg, 2011, s. 225).</text:p>
      <table:table table:name="Table5" table:style-name="Table5">
        <table:table-column table:style-name="Table5.A"/>
        <table:table-column table:style-name="Table5.B"/>
        <table:table-column table:style-name="Table5.C"/>
        <table:table-row>
          <table:table-cell table:style-name="Table5.A1" office:value-type="string">
            <text:p text:style-name="P18">Operationer:</text:p>
          </table:table-cell>
          <table:table-cell table:style-name="Table5.A1" office:value-type="string">
            <text:p text:style-name="P18">Beskrivning:<text:tab/><text:tab/><text:tab/></text:p>
          </table:table-cell>
          <table:table-cell table:style-name="Table5.C1" office:value-type="string">
            <text:p text:style-name="P18">Funktion i huffman.c</text:p>
          </table:table-cell>
        </table:table-row>
        <table:table-row>
          <table:table-cell table:style-name="Table5.A2" office:value-type="string">
            <text:p text:style-name="P18">Create</text:p>
          </table:table-cell>
          <table:table-cell table:style-name="Table5.A2" office:value-type="string">
            <text:p text:style-name="P18">Skapar en binärt med en rotnod.</text:p>
          </table:table-cell>
          <table:table-cell table:style-name="Table5.C2" office:value-type="string">
            <text:p text:style-name="P18">huffTree_create</text:p>
          </table:table-cell>
        </table:table-row>
        <table:table-row>
          <table:table-cell table:style-name="Table5.A2" office:value-type="string">
            <text:p text:style-name="P18">Set-values</text:p>
          </table:table-cell>
          <table:table-cell table:style-name="Table5.A2" office:value-type="string">
            <text:p text:style-name="P18">Sätter ett tecken och en vikt på en nod.</text:p>
          </table:table-cell>
          <table:table-cell table:style-name="Table5.C2" office:value-type="string">
            <text:p text:style-name="P18">huffTree_setValues</text:p>
          </table:table-cell>
        </table:table-row>
        <table:table-row>
          <table:table-cell table:style-name="Table5.A2" office:value-type="string">
            <text:p text:style-name="P18">Root</text:p>
          </table:table-cell>
          <table:table-cell table:style-name="Table5.A2" office:value-type="string">
            <text:p text:style-name="P18">Returnerar positionen för roten.</text:p>
          </table:table-cell>
          <table:table-cell table:style-name="Table5.C2" office:value-type="string">
            <text:p text:style-name="P18">huffTree_root</text:p>
          </table:table-cell>
        </table:table-row>
        <table:table-row>
          <table:table-cell table:style-name="Table5.A2" office:value-type="string">
            <text:p text:style-name="P18">Parent</text:p>
          </table:table-cell>
          <table:table-cell table:style-name="Table5.A2" office:value-type="string">
            <text:p text:style-name="P18">Returnerar positionen för en nods förälder.</text:p>
          </table:table-cell>
          <table:table-cell table:style-name="Table5.C2" office:value-type="string">
            <text:p text:style-name="P18">huffTree_parent</text:p>
          </table:table-cell>
        </table:table-row>
        <table:table-row>
          <table:table-cell table:style-name="Table5.A2" office:value-type="string">
            <text:p text:style-name="P18">Left-child</text:p>
          </table:table-cell>
          <table:table-cell table:style-name="Table5.A2" office:value-type="string">
            <text:p text:style-name="P18">Returnerar positionen för en nods vänstra barn.</text:p>
          </table:table-cell>
          <table:table-cell table:style-name="Table5.C2" office:value-type="string">
            <text:p text:style-name="P18">huffTree_leftChild</text:p>
          </table:table-cell>
        </table:table-row>
        <table:table-row>
          <table:table-cell table:style-name="Table5.A2" office:value-type="string">
            <text:p text:style-name="P18">Right-child</text:p>
          </table:table-cell>
          <table:table-cell table:style-name="Table5.A2" office:value-type="string">
            <text:p text:style-name="P18">Returnerar positionen för en nods högra barn.</text:p>
          </table:table-cell>
          <table:table-cell table:style-name="Table5.C2" office:value-type="string">
            <text:p text:style-name="P18">huffTree_rightChild</text:p>
          </table:table-cell>
        </table:table-row>
        <table:table-row>
          <table:table-cell table:style-name="Table5.A2" office:value-type="string">
            <text:p text:style-name="P18">Has-left-child</text:p>
          </table:table-cell>
          <table:table-cell table:style-name="Table5.A2" office:value-type="string">
            <text:p text:style-name="P18">Testar om noden på en position har något barn till vänster.</text:p>
          </table:table-cell>
          <table:table-cell table:style-name="Table5.C2" office:value-type="string">
            <text:p text:style-name="P18">huffTree_hasLeftChild</text:p>
          </table:table-cell>
        </table:table-row>
        <table:table-row>
          <table:table-cell table:style-name="Table5.A2" office:value-type="string">
            <text:p text:style-name="P18">Has-right-child</text:p>
          </table:table-cell>
          <table:table-cell table:style-name="Table5.A2" office:value-type="string">
            <text:p text:style-name="P18">Testar om noden på en position har något barn till höger.</text:p>
          </table:table-cell>
          <table:table-cell table:style-name="Table5.C2" office:value-type="string">
            <text:p text:style-name="P18">huffTree_hasRightChild</text:p>
          </table:table-cell>
        </table:table-row>
        <table:table-row>
          <table:table-cell table:style-name="Table5.A2" office:value-type="string">
            <text:p text:style-name="P18">Has-character</text:p>
          </table:table-cell>
          <table:table-cell table:style-name="Table5.A2" office:value-type="string">
            <text:p text:style-name="P18">Testar om en nod har ett tecken.</text:p>
          </table:table-cell>
          <table:table-cell table:style-name="Table5.C2" office:value-type="string">
            <text:p text:style-name="P18">huffTree_hasCharacter</text:p>
          </table:table-cell>
        </table:table-row>
        <table:table-row>
          <table:table-cell table:style-name="Table5.A2" office:value-type="string">
            <text:p text:style-name="P18">Has-weight</text:p>
          </table:table-cell>
          <table:table-cell table:style-name="Table5.A2" office:value-type="string">
            <text:p text:style-name="P18">Testar om en nod har en vikt.</text:p>
          </table:table-cell>
          <table:table-cell table:style-name="Table5.C2" office:value-type="string">
            <text:p text:style-name="P18">huffTree_hasWeight</text:p>
          </table:table-cell>
        </table:table-row>
        <table:table-row>
          <table:table-cell table:style-name="Table5.A2" office:value-type="string">
            <text:p text:style-name="P18">Inspect-character</text:p>
          </table:table-cell>
          <table:table-cell table:style-name="Table5.A2" office:value-type="string">
            <text:p text:style-name="P18">Returnerar en nods tecken.</text:p>
          </table:table-cell>
          <table:table-cell table:style-name="Table5.C2" office:value-type="string">
            <text:p text:style-name="P18">huffTree_inspectCharacter</text:p>
          </table:table-cell>
        </table:table-row>
        <table:table-row>
          <table:table-cell table:style-name="Table5.A2" office:value-type="string">
            <text:p text:style-name="P18">Inspect-weight</text:p>
          </table:table-cell>
          <table:table-cell table:style-name="Table5.A2" office:value-type="string">
            <text:p text:style-name="P18">Returnerar en nods vikt.</text:p>
          </table:table-cell>
          <table:table-cell table:style-name="Table5.C2" office:value-type="string">
            <text:p text:style-name="P18">huffTree_inspectWeight</text:p>
          </table:table-cell>
        </table:table-row>
        <table:table-row>
          <table:table-cell table:style-name="Table5.A2" office:value-type="string">
            <text:p text:style-name="P18">Delete-node</text:p>
          </table:table-cell>
          <table:table-cell table:style-name="Table5.A2" office:value-type="string">
            <text:p text:style-name="P18">Tar bort en nod. Om noden har barn tas de också bort.</text:p>
          </table:table-cell>
          <table:table-cell table:style-name="Table5.C2" office:value-type="string">
            <text:p text:style-name="P18">huffTree_deleteNode</text:p>
          </table:table-cell>
        </table:table-row>
        <table:table-row>
          <table:table-cell table:style-name="Table5.A2" office:value-type="string">
            <text:p text:style-name="P18">Merge</text:p>
          </table:table-cell>
          <table:table-cell table:style-name="Table5.A2" office:value-type="string">
            <text:p text:style-name="P18">Sätter ihop två träd under en nyskapad rot. Rotens tecken sätts till null och rotens vikt är summan av vikterna hos rötterna på träden som sätts ihop.</text:p>
          </table:table-cell>
          <table:table-cell table:style-name="Table5.C2" office:value-type="string">
            <text:p text:style-name="P18">huffTree_merge</text:p>
          </table:table-cell>
        </table:table-row>
        <table:table-row>
          <table:table-cell table:style-name="Table5.A2" office:value-type="string">
            <text:p text:style-name="P18">Build</text:p>
          </table:table-cell>
          <table:table-cell table:style-name="Table5.A2" office:value-type="string">
            <text:p text:style-name="P18">Bygger ihop ett kodat huffmanträd från en array med pekare till träd. För att kodningen ska fungera så måste träden från början bestå endast av en rot. De <text:soft-page-break/>måste även vara sorterade från minsta till största vikt.</text:p>
          </table:table-cell>
          <table:table-cell table:style-name="Table5.C2" office:value-type="string">
            <text:p text:style-name="P18">huffTree_build</text:p>
          </table:table-cell>
        </table:table-row>
      </table:table>
      <text:p text:style-name="Standard"/>
      <text:h text:style-name="Heading_20_1" text:outline-level="1"><text:bookmark-start text:name="__RefHeading__616_578768390"/><text:span text:style-name="T1">3.2 Bitset</text:span><text:bookmark-end text:name="__RefHeading__616_578768390"/></text:h>
      <text:p text:style-name="P17"><text:span text:style-name="T1">Bitset var en nästan komplett lösning på kodningsproblemet ifrån huffman-trädet. Det som saknas är ett sätt att plocka ut bitarna från en kodad fil. En mindre irritation är att när man vill skriva icke-initierade värden till en fil så ges det en varning i valgrind. </text:span></text:p>
      <text:p text:style-name="P17"><text:span text:style-name="T1">För att plocka ut bitarna ifrån den kodade filen skapade vi funktionen bitsetFromFile. Den läser in storleken på filen, skapar en bitset*, allokerar minne för storleken på den kodade filen, och överför den kodade filen till bitsetarrayen med fread. Sedan skickar vi tillbaka pekaren, och har nu gjort kodade filen till en bitset vi kan läsa med funktionerna som finns i bitset.c . </text:span></text:p>
      <text:p text:style-name="P17"><text:span text:style-name="T1">För varje karaktär i huffmanträdet så skapar vi en bitset som beskriver vägen till karaktären, och dessa lagras i en array av voidpekare till bitsets. Sättet vi valde för att koda infilen är att skapa en ny bitset, som vi skriver varje karaktärs bitset till. När texten är läst så letar vi upp EOT-tecknet '\4' och skriver in det. Har vi sedan bitar över på den sista byten så fyller vi ut med 1:or, för att släcka varningen i valgrind. För att respektera datatypens integritet så använder vi funktionerna och gör en bytearray av den bitset vi skapat, istället för att använde b-&gt;array direkt. </text:span></text:p>
      <text:h text:style-name="Heading_20_1" text:outline-level="1"><text:bookmark-start text:name="__RefHeading__186_1684906763"/><text:span text:style-name="T1">4 Systembeskrivning</text:span><text:bookmark-end text:name="__RefHeading__186_1684906763"/></text:h>
      <text:h text:style-name="Heading_20_1" text:outline-level="1"><text:bookmark-start text:name="__RefHeading__543_578768390"/><text:span text:style-name="T1">4.1 Korrekt uppstart</text:span><text:bookmark-end text:name="__RefHeading__543_578768390"/></text:h>
      <text:p text:style-name="P13"><text:span text:style-name="T1">Programmet ska initieras med en växel, och tre filadresser. Genom att main tar char *argv[] så får vi en sträng av hur programmet startades. Main tar också in int argc, som räknar antalet element som programmet startades med, inklusive programmets namn. Först kollas att antalet påståenden vid starten av programmet är korrekt, alltså 5 st. <text:s/>Sedan görs en strncomp på element 2 ur dessa, som hamnar på plats 1 i chararrayen. motsvarar den "-encode" exakt kommer programmet endast att koda en fil, motsvarar den "-decode" exakt kommer programmet endast att avkoda en fil. Motsvarar den inget av valen så skrivs en text ut som förklarar hur programmet ska användas och sedan stängs programmet.</text:span></text:p>
      <text:p text:style-name="P13"><text:span text:style-name="T1">Nästa steg är att kolla att de två första filsökvägarna faktiskt innehåller en fil. Adress tre är egal om den innehåller fil eller inte, det kommer endast att skrivas dit. <text:s/>Om någon av de två sökvägarna är oåtkomliga så skrivs ett felmeddelande ut och programmet stängs.</text:span></text:p>
      <text:h text:style-name="Heading_20_1" text:outline-level="1"><text:bookmark-start text:name="__RefHeading__387_578768390"/><text:soft-page-break/>4.2 Frekvensanalys<text:bookmark-end text:name="__RefHeading__387_578768390"/></text:h>
      <text:p text:style-name="P13">För att läsa in filen som ska analyseras, och för att göra frekvensanalys på den, så använder vi oss av funktionen readTextToArray. Som inparametrar tar den en pekare till namnet på filen som ska läsas in och antalet enskilda tecken som vi vill kunna räkna. Funktionen öppnar filen som ska analyseras och allokerar en tvådimensionell array (h) genom att använda sig av pekare till pekare. <text:s/>Antalet rader bestäms av det värde som vi skickade in till funktionen och representerar antalet tecken som vi har att röra oss med. Antalet kolumner är satt till två, detta eftersom vi kommer använda vår array som en tabell där den första kolumnen innehåller nycklarna, och den andra innehåller ett <text:s/>heltal som motsvarar antalet gånger som vi hittat motsvarande tecken i vår frekvensfil. För att uppnå detta så fyller vi alla arrayplatser i den första kolumnen med heltal som motsvarar det index som värdet befinner sig på (h[0][0]=0, h[1][0]=1 … h[n-1][0]=n-1 där n är antalet tecken vi behöver), och passar också på att nollställa alla värden i den andra kolumnen. Vi hade kunnat använda oss av en endimensionell array och använt dess index som nycklar, om det inte vore för det faktum att vi senare kommer sortera vår tabell efter hur många gånger varje tecken hittas i frekvensfilen, vilket gör att vi måste kunna skilja våra nycklar från arrayens index. Vi läser sedan in ett tecken i taget från vår frekvensfil och eftersom varje tecken i c har ett heltalsvärde, och eftersom våra nycklar fortfarande motsvarar arrayens index, så kan vi enkelt öka värdet i den andra kolumnen med 1 för varje tecken som vi hittar.</text:p>
      <text:h text:style-name="Heading_20_1" text:outline-level="1"><text:bookmark-start text:name="__RefHeading__389_578768390"/>4.3 Bygga ett huffmanträd<text:bookmark-end text:name="__RefHeading__389_578768390"/></text:h>
      <text:p text:style-name="P13">När vi har läst in alla tecken som finns i filen och fyllt på vår tabell med värden så använder vi oss av funktionen treesort2dArr, som är en variant av algoritmen Treesort (Floyd, 1964, s.701), för att sortera våra tecken i tabellen i stigande ordning efter antalet gånger som de hittades i frekvensfilen. Vi har anpassat algoritmen för att funka på en tvådimensionell array, där den första kolumnen är nycklar som följer med de värden som sorteras i den andra kolumnen.</text:p>
      <text:p text:style-name="P13">Efter sortering så använder vi oss av funktionen buildForest som tar en tvådimensionell array och ett heltal som input och som output ger en array med pekare till binära träd som endast består av en rotnod. Precis som i funktionerna innan gäller att arrayen är skapad av pekare till pekare och antalet rader ges med ett heltal och antalet kolumner är två. Funktionen skapar en array med pekare till träd och använder funktionen huffTree_create och för att allokera minne för ett träd med en rotnod på varje arrayplats. Funktionen huffTree_setValues används även för att på varje plats i vår nya array sätta in nyckeln och frekvensvärdet från vår frekvenstabell.</text:p>
      <text:p text:style-name="P13">När vi har en array med pekare till träd, sorterad från minst till störst med avseende på frekvensvikten, så använder vi oss av funktionen buildHuffTree för <text:soft-page-break/>att bygga ett färdigt huffmanträd. Med hjälp av funktionen huffTreeMerge så sätts de två träden med minst vikt ihop och bildar ett nytt träd under en ny rot som får teckenvärdet null och summan av vikten hos de träd som läggs ihop som vikt. Båda träden tas bort och det nya trädet sätts in i vår array. För att det ska vara enkelt att hela tiden veta vilka träd som har lägst vikt så ser funktionen till så att arrayen är ordnad efter vikt även efter insättningen genom att den flyttar upp vårt nya träd i arrayen tills den hittar ett träd med en vikt som är högre än det vi sätter in. (Kanske något om ordningen här?). Funktionen returnerar ett färdigkodat huffmanträd.</text:p>
      <text:h text:style-name="Heading_20_1" text:outline-level="1"><text:bookmark-start text:name="__RefHeading__545_578768390"/>4.4 Kodning<text:bookmark-end text:name="__RefHeading__545_578768390"/></text:h>
      <text:h text:style-name="Heading_20_1" text:outline-level="1"><text:bookmark-start text:name="__RefHeading__547_578768390"/>4.4.1 Göra tabell från ett huffmanträd<text:bookmark-end text:name="__RefHeading__547_578768390"/></text:h>
      <text:p text:style-name="P13">treeToArray gör, som funktionsnamnet antyder, en array av huffmanträdet. Vi letar efter barnlösa noder i trädet, som alltså är löven. Den går från vänster till höger i huffmanträdet, när den hittar ett löv så kopieras bitset-pekaren till arrayen av pekare på det index som unsigned char motsvarar. Annars så skriver funktionen false till bitset om den kan gå vänster eller true för höger till bitset, och åkallar sig själv i positionen till vänster alt. höger. När bitset kopierats till voidpekararrayen tas lövet bort, och då kan lövets förälder ha blivit ett löv, som också tas bort tills vi kommer till en förälder som icke är ett löv. Funktionsanropet fortsätter med ett nytt bitset tills endast roten av huffmanträdet kvarstår. </text:p>
      <text:h text:style-name="Heading_20_1" text:outline-level="1"><text:bookmark-start text:name="__RefHeading__549_578768390"/>4.4.2 Koda filen<text:bookmark-end text:name="__RefHeading__549_578768390"/></text:h>
      <text:p text:style-name="P13">encodeText tar emot en array med voidpekare (till bitsets) och två filnamn. Först använder vi fseek för att läsa infilens storlek, sedan skriver vi ut filstorleken till prompten. Filen öppnas igen, och läses med fgetc tills hela filen är läst. <text:s/>För varje char som läses slås motsvarande bitset upp i vår voidpekar-array. Den bitsetarrayen kopieras steg för steg till slutet på den bitsetarray som heter 'uẗ́'. Efter att hela filen har lästs så innehåller 'ut' motsvarande bitsetarray för varje läst karaktär. Då skrivs bitsetarrayen för stopptecknet '/4' till 'ut'. Efter detta så tar vi 8 minus resten från bitlängden på 'ut' för att få fram antalet oskrivna bitar i arrayen. Vi fyller dessa oskrivna bitar med 1or, endast som en kosmetisk åtgärd. Det släcker felet med uninitialized values i valgrind, och det kostar nästan inget att göra. Slutsteget är att kopiera chararrayen från bitset 'ut' till en annan chararray som kallas bytearr, och den skrivs till utfilen med fwrite. Sedan skrivs bitlängden på 'ut'/8 till prompten, det är hur många bytes som skrivits till utfilen.</text:p>
      <text:h text:style-name="Heading_20_1" text:outline-level="1"><text:bookmark-start text:name="__RefHeading__551_578768390"/><text:soft-page-break/>4.5 Avkodning<text:bookmark-end text:name="__RefHeading__551_578768390"/></text:h>
      <text:h text:style-name="Heading_20_1" text:outline-level="1"><text:bookmark-start text:name="__RefHeading__553_578768390"/>4.5.1 Läs in den kodade filen<text:bookmark-end text:name="__RefHeading__553_578768390"/></text:h>
      <text:p text:style-name="P13">För avkodning så kopieras först den kodade filen till en bitset i bitsetFromFile. Det allokeras minne för filens storlek, och sedan kopieras filen till det minnet. </text:p>
      <text:h text:style-name="Heading_20_1" text:outline-level="1"><text:bookmark-start text:name="__RefHeading__555_578768390"/>4.5.2 Avkoda med huffmanträd<text:bookmark-end text:name="__RefHeading__555_578768390"/></text:h>
      <text:p text:style-name="P13">I encodeText så använder vi en räknare som räknar hur många bitar som lästs, sedan används varje läst bit som ett steg i huffmanträdet. När ett löv nåtts så skrivs det till fil, och nästa bit börjar ifrån roten på trädet. Detta upprepas tills det löv som nås är tecken '\4' eller tills alla bitar har lästs. </text:p>
      <text:h text:style-name="Heading_20_1" text:outline-level="1"><text:bookmark-start text:name="__RefHeading__557_578768390"/>4.6 Relevanta felmeddelanden<text:bookmark-end text:name="__RefHeading__557_578768390"/></text:h>
      <text:p text:style-name="P13">För att kunna koda en text får inte några EOT-tecken('\4') dyka upp i texten, då det används av oss för att koda av texten senare. För att avkoda en text måste EOT förekomma i sista byten av kodad text, annars har antingen fel kodad textfil skickats, eller fel textfrekvensfil skickats. Om tecknet inte förekommer alls så ges också ett felmeddelande. När dessa fel uppstår kommer programmet att terminera med exit(0).</text:p>
      <text:p text:style-name="P13">textfrekvensfilen och infilen får inte vara tomma, de måste ha innehåll för att kunna göra en meningsfull kodning eller avkodning. Däremot behöver inte utfilen vara tom, eller ickeexisterande. Innehållet raderas automatiskt om den existerar, och om den inte existerar så skapas filen automatiskt. Om filerna är tomma så ges ett felmeddelande och programmet terminerar.</text:p>
      <text:p text:style-name="Text_20_body"/>
      <text:h text:style-name="Heading_20_1" text:outline-level="1"><text:bookmark-start text:name="__RefHeading__1178_1684906763"/>5 Reflektioner<text:bookmark-end text:name="__RefHeading__1178_1684906763"/></text:h>
      <text:p text:style-name="P13">Vi tog tidigt beslutet att göra en egen datatyp, huff_tree, som är en variant på ett binärt träd med några tillagda funktioner som endast behövs vid huffmankodning. Vi hade kunnat bara använda en implementation av ett binärt träd och sedan ha våra huffmanspecifika funktioner i c-filen som innehåller main-funktionen, men då hade implementationen varit låst till just den filen. Nu så kan man använda datatypen huff_tree individuellt så länge som man följer instruktionerna i hufftree.h. Det blir då till exempel helt oviktigt hur man har byggt ihop sin array av pekare till träd, bara det är sorterat och följer det format som funktionen buildHuffTree har som input.</text:p>
      <text:p text:style-name="P13">Först implementerade vi tabell med directed list, vilket fungerade bra då datatypen behöver en nyckel(karaktären) och ett värde(bitset) för kodning av en fil. Men eftersom vi har den exakta storleken på tabellen som avgränsas av hur <text:soft-page-break/>många sätt en byte kan fyllas på, så kan en unsigned char(har endast positiva värden) vara nyckel i en array, och bitsetpekare eller frekvens är den positionens värde. Med en sådan implementation av typen tabell så behöver aldrig några sökningar göras vid kodning av en fil.</text:p>
      <text:h text:style-name="Heading_20_1" text:outline-level="1"><text:bookmark-start text:name="__RefHeading__618_578768390"/>6 Arbetsuppdelning<text:bookmark-end text:name="__RefHeading__618_578768390"/></text:h>
      <text:p text:style-name="P13">Vi har delat upp arbetet så att Jon har ansvarat för inläsning av argument, strukturen på main-funktionen, all kodning och avkodning som rör datatypen bitset och skrivandet till fil. Stefan har skött frekvensanalysen, sorteringen av värden, konstruerandet av datatypen huffmanträd och byggandet av själva huffmanträdet. Vi har hjälpt varandra när det har behövts och diskuterat tillsammans för att komma fram till bra lösningar men huvudansvaret har varit som ovan. Under arbetet med rapporten så har vi beskrivit våra egna ansvarsområden.</text:p>
      <text:h text:style-name="P21" text:outline-level="1"/>
      <text:h text:style-name="P22" text:outline-level="1"><text:bookmark-start text:name="__RefHeading__1180_1684906763"/>7 <text:s/>Referenser<text:bookmark-end text:name="__RefHeading__1180_1684906763"/></text:h>
      <text:p text:style-name="P13">Janlert, L-E &amp; Wiberg, T. 2011. <text:span text:style-name="T4">Datatyper och algoritmer</text:span>. Upplaga 2:6. Malmö: Holmbergs. </text:p>
      <text:p text:style-name="P13">Floyd, Robert W. 1961. Algorithm 245: Treesort, <text:span text:style-name="T4">Communications of the ACM</text:span> 7(12): 701. </text:p>
      <text:p text:style-name="P5"/>
      <text:p text:style-name="P3"/>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F35" svg:font-family="F35"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1" svg:font-family="Calibri" style:font-pitch="variable"/>
    <style:font-face style:name="Cambria1" svg:font-family="Cambria"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sv" fo:country="S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sv" fo:country="SE"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roid Sans Fallback1" style:font-size-asian="10pt" style:font-name-complex="Liberation Mono" style:font-size-complex="10pt"/>
    </style:style>
    <style:style style:name="Contents_20_2" style:display-name="Contents 2"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Johansson</meta:initial-creator>
    <meta:creation-date>2014-10-24T18:40:00</meta:creation-date>
    <dc:date>2015-02-19T15:33:45</dc:date>
    <meta:print-date>2014-02-06T11:25:00</meta:print-date>
    <meta:editing-cycles>80</meta:editing-cycles>
    <meta:editing-duration>P1DT2H58M6S</meta:editing-duration>
    <meta:generator>LibreOffice/3.5$Linux_X86_64 LibreOffice_project/350m1$Build-2</meta:generator>
    <meta:document-statistic meta:table-count="3" meta:image-count="0" meta:object-count="0" meta:page-count="10" meta:paragraph-count="123" meta:word-count="2578" meta:character-count="15682" meta:non-whitespace-character-count="13195"/>
  </office:meta>
</office:document-meta>
</file>